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Courier, 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line-through-style="solid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660066" style:font-name="Lucida Console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T2" style:family="text">
      <style:text-properties fo:color="#000000" style:text-line-through-style="solid" style:font-name="Times New Roman" fo:font-size="12pt" style:font-size-asian="12pt" style:font-size-complex="12pt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 and Colby:</text:p>
      <text:p text:style-name="P3"><text:tab/><text:span text:style-name="T1">- </text:span><text:span text:style-name="T2">Ability to cut and paste into the address fields.</text:span></text:p>
      <text:p text:style-name="P2"><text:span text:style-name="T4"><text:tab/><text:tab/></text:span>-Directory for chamview</text:p>
      <text:p text:style-name="P2"><text:span text:style-name="T4"><text:tab/><text:tab/></text:span>-Command line</text:p>
      <text:p text:style-name="P1"><text:span text:style-name="T4"><text:tab/><text:tab/></text:span><text:span text:style-name="T3">-Drag and drop onto script</text:span><text:line-break/><text:tab/>- Documentation on how to reuse the image directory so that they do not have to convert the <text:tab/>movie file every time.<text:line-break/><text:tab/>- Increase in the number of points used to calibrate the image in order to reduce error. (For <text:tab/>example using five points on the dowel instead of two in order to calculate the pixel to <text:tab/>centimeter conversion).</text:p>
      <text:p text:style-name="P1"><text:tab/><text:tab/>-Significant barreling?</text:p>
      <text:p text:style-name="P1"><text:tab/><text:tab/><text:tab/>Pixels/cm in the first text file: <text:s/>21, 24, 25, 23, 23</text:p>
      <text:p text:style-name="P1"><text:tab/><text:tab/><text:tab/>Pixels/cm in the second text file: 22, 22, 23, 22, 22<text:line-break/><text:tab/>- A button (or something similar) that will clean up the image directory to help save disk space.</text:p>
      <text:p text:style-name="P1"><text:tab/><text:tab/>-Delete image files, but keep directory and text files</text:p>
      <text:p text:style-name="P3"><text:span text:style-name="T1"><text:tab/><text:tab/>-Use same directory if frames are made again<text:line-break/><text:tab/></text:span><text:span text:style-name="T2">- Output a final text file instead of printing the distance results to the screen</text:span></text:p>
      <text:p text:style-name="P4"><text:tab/><text:span text:style-name="T3">-Calculate step distance using only front feet</text:span></text:p>
      <text:p text:style-name="P4"><text:tab/>-Calculate step length for back feet</text:p>
      <text:p text:style-name="P4"><text:tab/>-Fix bug with “Save all frames”</text:p>
      <text:p text:style-name="P4"><text:tab/>-Annotate certain frames/steps/events</text:p>
      <text:p text:style-name="P4"><text:tab/>-Eye points (three separate for now, possibly circle and point in future</text:p>
      <text:p text:style-name="P4"><text:tab/>-Convert data file to something usable</text:p>
      <text:p text:style-name="P1"/>
      <text:p text:style-name="P1"/>
      <text:p text:style-name="P1">Tim:</text:p>
      <text:p text:style-name="P1"><text:tab/>-Save points with dots</text:p>
      <text:p text:style-name="P1"><text:tab/>-Save movie with dots</text:p>
      <text:p text:style-name="P1"><text:tab/>-Add user-defined point types</text:p>
      <text:p text:style-name="P1"><text:tab/><text:span text:style-name="T3">-Add hotkeys to UI</text:span></text:p>
      <text:p text:style-name="P1"><text:tab/>-Better final text formatting if needed</text:p>
      <text:p text:style-name="P1"><text:tab/>-Rules</text:p>
      <text:p text:style-name="P1"><text:tab/>-Trailing space removal from sc file</text:p>
      <text:p text:style-name="P1"/>
      <text:p text:style-name="P1">Dirk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Console" svg:font-family="'Lucida Console', Courier, 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oor</meta:initial-creator>
    <meta:creation-date>2010-10-20T01:52:58</meta:creation-date>
    <dc:date>2010-11-09T02:10:12</dc:date>
    <dc:creator>Tim Door</dc:creator>
    <meta:editing-duration>PT13H41M04S</meta:editing-duration>
    <meta:editing-cycles>7</meta:editing-cycles>
    <meta:generator>OpenOffice.org/3.2$Unix OpenOffice.org_project/320m18$Build-9502</meta:generator>
    <meta:document-statistic meta:table-count="0" meta:image-count="0" meta:object-count="0" meta:page-count="1" meta:paragraph-count="25" meta:word-count="228" meta:character-count="1336"/>
  </office:meta>
</office:document-meta>
</file>